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20000044CCA74B6B3B06FABD0.png" manifest:media-type="image/png"/>
  <manifest:file-entry manifest:full-path="Pictures/10000201000003520000044CADE5E2A14D2ED7E7.png" manifest:media-type="image/png"/>
  <manifest:file-entry manifest:full-path="Pictures/10000201000003520000044C324ADA954A15E970.png" manifest:media-type="image/png"/>
  <manifest:file-entry manifest:full-path="Pictures/10000201000003520000044C44215E75E2425EDC.png" manifest:media-type="image/png"/>
  <manifest:file-entry manifest:full-path="Pictures/10000201000003520000044CCAD18F7BA522646B.png" manifest:media-type="image/png"/>
  <manifest:file-entry manifest:full-path="Pictures/10000201000003520000044C9E24E7CBBD88D532.png" manifest:media-type="image/png"/>
  <manifest:file-entry manifest:full-path="Pictures/10000000000003520000044CAAC629EDEC740A9B.png" manifest:media-type="image/png"/>
  <manifest:file-entry manifest:full-path="Pictures/10000201000003520000044C960EE193C2F5EBE9.png" manifest:media-type="image/png"/>
  <manifest:file-entry manifest:full-path="Pictures/10000201000003520000044C8AD6E38F8DF33083.png" manifest:media-type="image/png"/>
  <manifest:file-entry manifest:full-path="Pictures/10000201000003520000044C549BFE20C9AB8F1B.png" manifest:media-type="image/png"/>
  <manifest:file-entry manifest:full-path="Pictures/10000201000003520000044C2A55889E6AC48C48.png" manifest:media-type="image/png"/>
  <manifest:file-entry manifest:full-path="Pictures/10000201000003520000044C4D79B62F8275719E.png" manifest:media-type="image/png"/>
  <manifest:file-entry manifest:full-path="Pictures/10000201000003520000044C0410CEBB45527594.png" manifest:media-type="image/png"/>
  <manifest:file-entry manifest:full-path="Pictures/10000201000003520000044CD28AF09F5312B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cm">
          <draw:image xlink:href="Pictures/10000000000003520000044CAAC629EDEC740A9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1.591cm" svg:height="27.94cm" svg:x="0cm" svg:y="0cm">
          <draw:image xlink:href="Pictures/10000201000003520000044C9E24E7CBBD88D53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1.59cm" svg:height="27.94cm" svg:x="0cm" svg:y="0cm">
          <draw:image xlink:href="Pictures/10000201000003520000044C2A55889E6AC48C4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0410CEBB4552759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549BFE20C9AB8F1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1.637cm" svg:height="28cm" svg:x="-0.047cm" svg:y="0.034cm">
          <draw:image xlink:href="Pictures/10000201000003520000044CD28AF09F5312B4D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8AD6E38F8DF33083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CAD18F7BA522646B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21.564cm" svg:height="27.906cm" svg:x="0cm" svg:y="0.034cm">
          <draw:image xlink:href="Pictures/10000201000003520000044C324ADA954A15E970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1.59cm" svg:height="27.939cm" svg:x="0cm" svg:y="0cm">
          <draw:image xlink:href="Pictures/10000201000003520000044CADE5E2A14D2ED7E7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960EE193C2F5EBE9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1.59cm" svg:height="27.939cm" svg:x="0cm" svg:y="0.034cm">
          <draw:image xlink:href="Pictures/10000201000003520000044C4D79B62F8275719E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1.564cm" svg:height="27.906cm" svg:x="-0.047cm" svg:y="0.034cm">
          <draw:image xlink:href="Pictures/10000201000003520000044CCA74B6B3B06FABD0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637cm" svg:height="28cm" svg:x="-0.047cm" svg:y="0cm">
          <draw:image xlink:href="Pictures/10000201000003520000044C44215E75E2425E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5T17:21:52.165708568</dc:date>
    <meta:editing-duration>PT7M27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